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039d86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paragraph-properties fo:margin-left="0.0618in" fo:margin-right="0in" fo:text-indent="-0.25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paragraph-properties fo:margin-left="0.0618in" fo:margin-right="0in" fo:text-indent="-0.25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039d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33">
            <text:p text:style-name="P1">33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Remove Region NPC Templat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Expected</text:p>
          </table:table-cell>
        </table:table-row>
        <table:table-row>
          <table:table-cell table:style-name="Table1.A12" office:value-type="string">
            <text:p text:style-name="P1">View 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requires ability to remove a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button to remove a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pan text:style-name="T1"><text:s text:c="3"/>1. </text:span>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7540089713216090198" text:style-name="L1">
              <text:list-header>
                <text:p text:style-name="P4"><text:s text:c="2"/>1. DM Clicks the remove region NPC Template button </text:p>
                <text:p text:style-name="P2"><text:s/></text:p>
              </text:list-header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6814141090738899733" text:style-name="L2">
              <text:list-header>
                <text:p text:style-name="P5"><text:s text:c="2"/>1. The selected NPC template is removed</text:p>
              </text:list-header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DM wants to remove a region NPC template</text:p>
            <text:p text:style-name="P1"><text:s text:c="3"/>2. DM clicks the edit region button</text:p>
            <text:p text:style-name="P3"><text:s text:c="3"/>3. DM clicks the edit region NPC template button</text:p>
            <text:p text:style-name="P3"><text:s text:c="3"/>4. DM chooses the desired NPC template to remove</text:p>
            <text:p text:style-name="P3"><text:s text:c="3"/>5. The desired template is removed from the region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6:29.709000000</dc:date>
    <meta:editing-duration>PT1H7M16S</meta:editing-duration>
    <meta:editing-cycles>1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10" meta:character-count="623" meta:non-whitespace-character-count="516"/>
  </office:meta>
</office:document-meta>
</file>